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text-properties style:font-name="Monospace" fo:font-size="10pt" style:text-underline-style="none" style:font-name-asian="Monospace" style:font-size-asian="10pt" style:font-name-complex="Monospace" style:font-size-complex="10pt"/>
    </style:style>
    <style:style style:name="P3" style:family="paragraph" style:parent-style-name="Standard">
      <style:text-properties fo:color="#0000c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text-underline-style="none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8pt" style:font-size-asian="8pt" style:font-size-complex="8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5c5c5c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5c5c5c" style:font-name="Monospace" fo:font-size="8pt" style:font-name-asian="Monospace" style:font-size-asian="8pt" style:font-name-complex="Monospace" style:font-size-complex="8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ff3366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text-underline-style="none"/>
    </style:style>
    <style:style style:name="P16" style:family="paragraph" style:parent-style-name="code">
      <style:paragraph-properties fo:margin-left="0in" fo:margin-right="0in" fo:text-indent="0in" style:auto-text-indent="false"/>
    </style:style>
    <style:style style:name="P17" style:family="paragraph" style:parent-style-name="code">
      <style:paragraph-properties fo:margin-left="0in" fo:margin-right="0in" fo:text-indent="0in" style:auto-text-indent="false"/>
      <style:text-properties fo:color="#ff3366"/>
    </style:style>
    <style:style style:name="P18" style:family="paragraph" style:parent-style-name="Text_20_body"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Text_20_body">
      <style:text-properties fo:color="#5c5c5c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Text_20_body">
      <style:text-properties fo:color="#000000"/>
    </style:style>
    <style:style style:name="P21" style:family="paragraph" style:parent-style-name="Text_20_body">
      <style:paragraph-properties style:border-line-width-bottom="0.0008in 0.0138in 0.0008in" fo:padding="0.0291in" fo:border-left="none" fo:border-right="none" fo:border-top="none" fo:border-bottom="0.06pt double #000000" style:join-border="false"/>
    </style:style>
    <style:style style:name="P22" style:family="paragraph" style:parent-style-name="Preformatted_20_Text">
      <style:paragraph-properties fo:margin-top="0in" fo:margin-bottom="0.1965in"/>
    </style:style>
    <style:style style:name="P23" style:family="paragraph" style:parent-style-name="Web_5f_Aufgabe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code">
      <style:text-properties fo:color="#ff3366"/>
    </style:style>
    <style:style style:name="P25" style:family="paragraph" style:parent-style-name="Standard">
      <style:text-properties fo:color="#5c5c5c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ff0000"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Text_20_body">
      <style:text-properties fo:color="#ff0000"/>
    </style:style>
    <style:style style:name="P32" style:family="paragraph" style:parent-style-name="Heading_20_1">
      <style:text-properties fo:color="#5c5c5c"/>
    </style:style>
    <style:style style:name="P33" style:family="paragraph" style:parent-style-name="Heading_20_1">
      <style:text-properties fo:color="#000000"/>
    </style:style>
    <style:style style:name="P34" style:family="paragraph" style:parent-style-name="Web_5f_Aufgabe">
      <style:text-properties fo:color="#ff0000"/>
    </style:style>
    <style:style style:name="T1" style:family="text">
      <style:text-properties fo:color="#0000ff"/>
    </style:style>
    <style:style style:name="T2" style:family="text">
      <style:text-properties fo:color="#0000ff" style:font-name="Monospace" style:font-name-asian="Monospace" style:font-name-complex="Monospace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a31515"/>
    </style:style>
    <style:style style:name="T5" style:family="text">
      <style:text-properties fo:color="#a3151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6" style:family="text">
      <style:text-properties fo:color="#a31515" style:font-name="Monospace" style:font-name-asian="Monospace" style:font-name-complex="Monospace"/>
    </style:style>
    <style:style style:name="T7" style:family="text">
      <style:text-properties fo:color="#a31515" fo:font-weight="bold" style:font-weight-asian="bold" style:font-weight-complex="bold"/>
    </style:style>
    <style:style style:name="T8" style:family="text">
      <style:text-properties fo:color="#ff0000"/>
    </style:style>
    <style:style style:name="T9" style:family="text">
      <style:text-properties fo:color="#000000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fo:color="#0000c0" fo:font-weight="bold" style:font-weight-asian="bold" style:font-weight-complex="bold"/>
    </style:style>
    <style:style style:name="T14" style:family="text">
      <style:text-properties fo:color="#0000c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5" style:family="text">
      <style:text-properties fo:color="#5c5c5c"/>
    </style:style>
    <style:style style:name="T16" style:family="text">
      <style:text-properties fo:color="#5c5c5c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fo:color="#004080"/>
    </style:style>
    <style:style style:name="T18" style:family="text">
      <style:text-properties fo:color="#004080" style:font-name="Monospace" fo:font-size="10pt" style:font-name-asian="Monospace" style:font-size-asian="10pt" style:font-name-complex="Monospace" style:font-size-complex="10pt"/>
    </style:style>
    <style:style style:name="T19" style:family="text">
      <style:text-properties fo:color="#005c00"/>
    </style:style>
    <style:style style:name="T20" style:family="text">
      <style:text-properties fo:color="#005c00"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color="#ff336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8000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minar / Computerspielemuseum</text:h>
      <text:p text:style-name="Text_20_body"/>
      <text:h text:style-name="Heading_20_3" text:outline-level="3">Computerspiele sind Programmierung / Berufsbild</text:h>
      <text:p text:style-name="Text_20_body"/>
      <text:h text:style-name="Heading_20_3" text:outline-level="3">Intro</text:h>
      <text:p text:style-name="Text_20_body"><text:tab/>Also ihr spielt.</text:p>
      <text:p text:style-name="Text_20_body"/>
      <text:p text:style-name="Text_20_body"><text:tab/>Wie funktionieren Computerspiele?</text:p>
      <text:p text:style-name="Text_20_body"><text:tab/>Woher weiß der Computer, dass man sich vor einer Wand befindet?</text:p>
      <text:p text:style-name="Text_20_body"><text:tab/>Woher weiß der Computer, dass der Spieler eine Waffe in der Hand hält?</text:p>
      <text:p text:style-name="Text_20_body"><text:tab/>Woher weiß der Computer, dass ihr das nächste Level erreicht habt?</text:p>
      <text:h text:style-name="Heading_20_3" text:outline-level="3">Lebensenergie</text:h>
      <text:h text:style-name="Heading_20_3" text:outline-level="3">Ihr seid schon programmiert. Warum könnt ihr's dann nicht selbst?</text:h>
      <text:p text:style-name="Text_20_body"/>
      <text:p text:style-name="Text_20_body">Wir wollen dem Computer beibringen, dass es sowas wie Lebensenergie gibt</text:p>
      <text:p text:style-name="P21"/>
      <text:h text:style-name="Heading_20_1" text:outline-level="1">Praktisch</text:h>
      <text:p text:style-name="Text_20_body"/>
      <text:p text:style-name="Text_20_body">Computerengines, wie „Unity“ (da ist vieles vorproduziert)</text:p>
      <text:p text:style-name="Text_20_body">Wir machen's im Internet / Javascript</text:p>
      <text:p text:style-name="Text_20_body"/>
      <text:p text:style-name="P6"><text:span text:style-name="T1">&lt;!</text:span><text:span text:style-name="T4">DOCTYPE </text:span><text:span text:style-name="T1">html PUBLIC "-//W3C//DTD HTML 4.01//EN" "http://www.w3.org/TR/html4/strict.dtd"&gt;</text:span></text:p>
      <text:p text:style-name="P6"><text:span text:style-name="T1">&lt;</text:span><text:span text:style-name="T4">html </text:span><text:span text:style-name="T8">lang</text:span><text:span text:style-name="T10">=</text:span><text:span text:style-name="T1">"en"&gt;</text:span></text:p>
      <text:p text:style-name="P6"><text:span text:style-name="T9"><text:s text:c="2"/></text:span><text:span text:style-name="T1">&lt;</text:span><text:span text:style-name="T4">head</text:span><text:span text:style-name="T1">&gt;</text:span></text:p>
      <text:p text:style-name="P6"><text:span text:style-name="T9"><text:s text:c="4"/></text:span><text:span text:style-name="T1">&lt;</text:span><text:span text:style-name="T4">meta </text:span><text:span text:style-name="T8">http-equiv</text:span><text:span text:style-name="T10">=</text:span><text:span text:style-name="T1">"content-type" </text:span><text:span text:style-name="T8">content</text:span><text:span text:style-name="T10">=</text:span><text:span text:style-name="T1">"text/html; charset=utf-8"&gt;</text:span></text:p>
      <text:p text:style-name="P6"><text:span text:style-name="T9"><text:s text:c="4"/></text:span><text:span text:style-name="T1">&lt;</text:span><text:span text:style-name="T4">title</text:span><text:span text:style-name="T1">&gt;</text:span><text:span text:style-name="T9">title</text:span><text:span text:style-name="T1">&lt;/</text:span><text:span text:style-name="T4">title</text:span><text:span text:style-name="T1">&gt;</text:span></text:p>
      <text:p text:style-name="P6"/>
      <text:p text:style-name="P6"><text:span text:style-name="T9"><text:s text:c="2"/></text:span><text:span text:style-name="T1">&lt;/</text:span><text:span text:style-name="T4">head</text:span><text:span text:style-name="T1">&gt;</text:span></text:p>
      <text:p text:style-name="P6"><text:span text:style-name="T9"><text:s text:c="2"/></text:span><text:span text:style-name="T1">&lt;</text:span><text:span text:style-name="T4">body</text:span><text:span text:style-name="T1">&gt;</text:span></text:p>
      <text:p text:style-name="P9"><text:tab/><text:tab/></text:p>
      <text:p text:style-name="P6"><text:span text:style-name="T9"><text:s text:c="2"/></text:span><text:span text:style-name="T1">&lt;/</text:span><text:span text:style-name="T4">body</text:span><text:span text:style-name="T1">&gt;</text:span></text:p>
      <text:p text:style-name="P10"><text:span text:style-name="T2">&lt;/</text:span><text:span text:style-name="T6">html</text:span><text:span text:style-name="T2">&gt;</text:span></text:p>
      <text:p text:style-name="Text_20_body"/>
      <text:p text:style-name="WebAktion">==== EINKOPIEREN</text:p>
      <text:p text:style-name="WebAktion"/>
      <text:p text:style-name="WebAktion">Vorführen SPIEGEL - Manipulation</text:p>
      <text:p text:style-name="WebAktion"/>
      <text:p text:style-name="Web_5f_Aufgabe"><text:soft-page-break/>Titel verändern</text:p>
      <text:p text:style-name="Web_5f_Aufgabe">Etwas auf die Seite schreiben</text:p>
      <text:h text:style-name="Heading_20_1" text:outline-level="1">Formatierung</text:h>
      <text:p text:style-name="Text_20_body"/>
      <text:p text:style-name="P18"><text:span text:style-name="T1">&lt;</text:span><text:span text:style-name="T4">h1</text:span><text:span text:style-name="T1">&gt;</text:span><text:span text:style-name="T9">LEBENSENERGIE</text:span><text:span text:style-name="T1">&lt;/</text:span><text:span text:style-name="T4">h1</text:span><text:span text:style-name="T1">&gt;</text:span></text:p>
      <text:p text:style-name="WebAktion"/>
      <text:h text:style-name="Heading_20_1" text:outline-level="1">Stylesheets einbetten</text:h>
      <text:p text:style-name="Text_20_body"/>
      <text:p text:style-name="Preformatted_20_Text">&lt;style type="text/css"&gt;</text:p>
      <text:p text:style-name="Preformatted_20_Text">&lt;!--</text:p>
      <text:p text:style-name="Preformatted_20_Text"/>
      <text:p text:style-name="Preformatted_20_Text">--&gt;</text:p>
      <text:p text:style-name="P22">&lt;/style&gt;</text:p>
      <text:p text:style-name="Text_20_body"/>
      <text:p text:style-name="Text_20_body">Einen Stylesheet definieren</text:p>
      <text:p text:style-name="code"/>
      <text:p text:style-name="code">#test</text:p>
      <text:p text:style-name="code">{</text:p>
      <text:p text:style-name="code">font-size: 200px;</text:p>
      <text:p text:style-name="code">color: blue;</text:p>
      <text:p text:style-name="code">text-align: center;</text:p>
      <text:p text:style-name="code">}</text:p>
      <text:p text:style-name="Text_20_body"/>
      <text:p text:style-name="Text_20_body"/>
      <text:h text:style-name="Heading_20_1" text:outline-level="1">Die Seite ist tot, jetzt kommt die Programmierung</text:h>
      <text:p text:style-name="Text_20_body"/>
      <text:p text:style-name="Web_5f_Aufgabe">Folgende Zeile einbetten:</text:p>
      <text:p text:style-name="P22"><text:span text:style-name="Source_20_Text">&lt;script type="text/javascript" src="programm.js"&gt;&lt;/script&gt;</text:span></text:p>
      <text:p text:style-name="Text_20_body"/>
      <text:h text:style-name="Heading_20_1" text:outline-level="1">Erzeugen des Files</text:h>
      <text:p text:style-name="Text_20_body"/>
      <text:p text:style-name="Text_20_body"/>
      <text:h text:style-name="Heading_20_1" text:outline-level="1">1) Jetzt die Lebensenergie erzeugen</text:h>
      <text:p text:style-name="Text_20_body"><text:tab/>Wie bringt man dem Computer was bei?</text:p>
      <text:p text:style-name="Text_20_body"/>
      <text:h text:style-name="Heading_20_1" text:outline-level="1"><text:soft-page-break/>Gesagt / Getan</text:h>
      <text:p text:style-name="Text_20_body"/>
      <text:p text:style-name="code"><text:tab/>var lebensenergie = 100;</text:p>
      <text:p text:style-name="Text_20_body"/>
      <text:p text:style-name="Web_5f_Aufgabe">Aufgabe / CHEAT – Verdoppeln der Lebensenergie </text:p>
      <text:p text:style-name="Text_20_body"/>
      <text:p text:style-name="Text_20_body"/>
      <text:h text:style-name="Heading_20_1" text:outline-level="1">Funktion schreiben</text:h>
      <text:p text:style-name="Text_20_body"/>
      <text:p text:style-name="P1"><text:span text:style-name="T13">function </text:span><text:span text:style-name="T4">verdoppeln</text:span><text:span text:style-name="T10">()</text:span></text:p>
      <text:p text:style-name="P7"><text:tab/>{</text:p>
      <text:p text:style-name="P4"><text:span text:style-name="T9"><text:tab/>lebensenergie </text:span><text:span text:style-name="T15">*= </text:span><text:span text:style-name="T17">2</text:span><text:span text:style-name="T15">;<text:tab/></text:span></text:p>
      <text:p text:style-name="P7"><text:tab/>}</text:p>
      <text:p text:style-name="Web_5f_Aufgabe"/>
      <text:h text:style-name="Heading_20_1" text:outline-level="1">In der Konsole anzeigen</text:h>
      <text:p text:style-name="Text_20_body"/>
      <text:p text:style-name="Standard"><text:span text:style-name="T14">console.log(lebensenergie);</text:span><text:tab/></text:p>
      <text:p text:style-name="Text_20_body"/>
      <text:h text:style-name="Heading_20_1" text:outline-level="1">Ein HTML-Element finden</text:h>
      <text:p text:style-name="Text_20_body"/>
      <text:p text:style-name="P18"><text:span text:style-name="T13">var </text:span><text:span text:style-name="T9">a </text:span><text:span text:style-name="T15">= </text:span><text:span text:style-name="T9">document.getElementById(</text:span><text:span text:style-name="T19">"test"</text:span><text:span text:style-name="T9">)</text:span><text:span text:style-name="T15">;</text:span></text:p>
      <text:p text:style-name="P19"/>
      <text:h text:style-name="P32" text:outline-level="1">HTML verändern / Lebensenergie anzeigen</text:h>
      <text:p text:style-name="P19"/>
      <text:p text:style-name="code">a.innerHTML = lebensenergie;</text:p>
      <text:p text:style-name="Text_20_body"/>
      <text:p text:style-name="Text_20_body">Wir könnten auch was andes schreiben</text:p>
      <text:p text:style-name="Text_20_body"/>
      <text:p text:style-name="code">a.innerHTML = <text:span text:style-name="T20">"</text:span>Das ist ein blöder Witz<text:span text:style-name="T20">";</text:span></text:p>
      <text:p text:style-name="code"/>
      <text:p text:style-name="Text_20_body">Oder </text:p>
      <text:p text:style-name="code">a.innerHTML = <text:s/>verdoppeln();</text:p>
      <text:p text:style-name="code"/>
      <text:p text:style-name="Web_5f_Aufgabe">Frage: Warum klappt das nicht?</text:p>
      <text:p text:style-name="Web_5f_Aufgabe"/>
      <text:p text:style-name="P1"><text:span text:style-name="T13">function </text:span><text:span text:style-name="T4">verdoppeln</text:span><text:span text:style-name="T10">()</text:span></text:p>
      <text:p text:style-name="P7"><text:tab/>{</text:p>
      <text:p text:style-name="P4"><text:soft-page-break/><text:span text:style-name="T9"><text:tab/>lebensenergie </text:span><text:span text:style-name="T15">*= </text:span><text:span text:style-name="T17">2</text:span><text:span text:style-name="T15">;<text:tab/></text:span></text:p>
      <text:p text:style-name="P11"><text:tab/>return lebensenergie;</text:p>
      <text:p text:style-name="P7"><text:tab/>}</text:p>
      <text:p text:style-name="Web_5f_Aufgabe"/>
      <text:p text:style-name="Web_5f_Aufgabe"/>
      <text:h text:style-name="Heading_20_1" text:outline-level="1">Exkurs: Die Funktion als Zigarettenautomat gedacht</text:h>
      <text:p text:style-name="Text_20_body"/>
      <text:p text:style-name="code"><text:s text:c="25"/><text:span text:style-name="T21">Der Schlitz</text:span></text:p>
      <text:p text:style-name="P1"><text:span text:style-name="T13">function </text:span><text:span text:style-name="T4">verdoppeln</text:span><text:span text:style-name="T10">()</text:span></text:p>
      <text:p text:style-name="P7"><text:tab/>{</text:p>
      <text:p text:style-name="P11"/>
      <text:p text:style-name="P4"><text:span text:style-name="T15"><text:tab/>return … <text:s text:c="2"/></text:span><text:span text:style-name="T21">Was rauskommt</text:span></text:p>
      <text:p text:style-name="P7"><text:tab/>}</text:p>
      <text:p text:style-name="P24"/>
      <text:p text:style-name="P17"/>
      <text:h text:style-name="P33" text:outline-level="1">Der Fahrkartenautomat</text:h>
      <text:p text:style-name="P20"><text:tab/>Merkt sich, was reinkommt</text:p>
      <text:p text:style-name="P20"/>
      <text:p text:style-name="P1"><text:span text:style-name="T13"><text:s text:c="3"/>function </text:span><text:span text:style-name="T7">automat</text:span><text:span text:style-name="T10">(</text:span><text:span text:style-name="T3">val</text:span><text:span text:style-name="T10">)</text:span></text:p>
      <text:p text:style-name="P7"><text:tab/>{</text:p>
      <text:p text:style-name="P4"><text:span text:style-name="T15"><text:tab/>console.log(</text:span><text:span text:style-name="T3">val</text:span><text:span text:style-name="T15">);</text:span></text:p>
      <text:p text:style-name="P11"/>
      <text:p text:style-name="P11"><text:tab/>// hier können wir tun, was immer wir wollen</text:p>
      <text:p text:style-name="P11"/>
      <text:p text:style-name="P4"><text:span text:style-name="T15"><text:tab/>return </text:span><text:span text:style-name="T3">val</text:span><text:span text:style-name="T15">;</text:span></text:p>
      <text:p text:style-name="P13"><text:tab/>}</text:p>
      <text:p text:style-name="P13"/>
      <text:p text:style-name="P13"/>
      <text:p text:style-name="P13"/>
      <text:h text:style-name="P33" text:outline-level="1">Die Zeitschleife / Wie können wir etwas bauen, was ewig läuft</text:h>
      <text:p text:style-name="P20"/>
      <text:p text:style-name="P20"/>
      <text:p text:style-name="Standard"><text:span text:style-name="T14"><text:s text:c="3"/>function </text:span><text:span text:style-name="T5">schleife</text:span><text:span text:style-name="T11">()</text:span></text:p>
      <text:p text:style-name="P7"><text:tab/>{</text:p>
      <text:p text:style-name="P11"><text:tab/>// hier fehlt nur eine einzige Schleife</text:p>
      <text:p text:style-name="P7"><text:span text:style-name="T21"><text:tab/></text:span>}</text:p>
      <text:p text:style-name="P20"/>
      <text:p text:style-name="P20"/>
      <text:p text:style-name="P20"/>
      <text:p text:style-name="P3"><text:s text:c="2"/></text:p>
      <text:p text:style-name="P3"/>
      <text:p text:style-name="Standard"><text:span text:style-name="T14"><text:s/>function </text:span><text:span text:style-name="T5">schleife</text:span><text:span text:style-name="T11">()</text:span></text:p>
      <text:p text:style-name="P7"><text:tab/>{</text:p>
      <text:p text:style-name="P11"><text:tab/>schleife();</text:p>
      <text:p text:style-name="P7"><text:span text:style-name="T21"><text:tab/></text:span>}</text:p>
      <text:p text:style-name="P7"/>
      <text:p text:style-name="P7"/>
      <text:p text:style-name="P7"><text:soft-page-break/></text:p>
      <text:h text:style-name="Heading_20_1" text:outline-level="1">Korrektur </text:h>
      <text:p text:style-name="Text_20_body"/>
      <text:p text:style-name="Standard"><text:span text:style-name="T14"><text:s/>function </text:span><text:span text:style-name="T5">schleife</text:span><text:span text:style-name="T11">()</text:span></text:p>
      <text:p text:style-name="P7"><text:tab/>{</text:p>
      <text:p text:style-name="P7"><text:span text:style-name="T13"><text:tab/>var </text:span>a <text:span text:style-name="T15">= </text:span>document.getElementById(<text:span text:style-name="T19">"test"</text:span>)<text:span text:style-name="T15">;</text:span></text:p>
      <text:p text:style-name="P11"><text:tab/>a.innerHTML = lebensenergie;</text:p>
      <text:p text:style-name="P7"/>
      <text:p text:style-name="P4"><text:span text:style-name="T15"><text:tab/>window.setTimeout(</text:span><text:span text:style-name="T19">"</text:span><text:span text:style-name="T15">schleife()</text:span><text:span text:style-name="T19">"</text:span><text:span text:style-name="T15">, 20);</text:span></text:p>
      <text:p text:style-name="P4"><text:span text:style-name="T21"><text:tab/></text:span><text:span text:style-name="T9">}</text:span></text:p>
      <text:p text:style-name="Text_20_body"/>
      <text:p text:style-name="Text_20_body"/>
      <text:h text:style-name="Heading_20_1" text:outline-level="1">2) Game Over</text:h>
      <text:p text:style-name="Web_5f_Aufgabe"/>
      <text:p text:style-name="Web_5f_Aufgabe">Aufgabe: Wir wollen, wenn die Lebensenergie verbraucht ist, eine Game Over Meldung kommen lassen, und zwar genau dann, wenn die Lebensenergie bei 0 steht</text:p>
      <text:p text:style-name="Web_5f_Aufgabe"/>
      <text:p text:style-name="Standard"><text:span text:style-name="T14"><text:s/>function </text:span><text:span text:style-name="T5">schleife</text:span><text:span text:style-name="T11">()</text:span></text:p>
      <text:p text:style-name="P7"><text:tab/>{</text:p>
      <text:p text:style-name="P7"><text:tab/><text:span text:style-name="T8">lebensenergie -= 1; </text:span></text:p>
      <text:p text:style-name="P7"/>
      <text:p text:style-name="P7"><text:span text:style-name="T13"><text:tab/>var </text:span>a <text:span text:style-name="T15">= </text:span>document.getElementById(<text:span text:style-name="T19">"test"</text:span>)<text:span text:style-name="T15">;</text:span></text:p>
      <text:p text:style-name="P11"><text:tab/>a.innerHTML = lebensenergie;</text:p>
      <text:p text:style-name="P7"/>
      <text:p text:style-name="P4"><text:span text:style-name="T15"><text:tab/>window.setTimeout(</text:span><text:span text:style-name="T19">"</text:span><text:span text:style-name="T15">schleife()</text:span><text:span text:style-name="T19">"</text:span><text:span text:style-name="T15">, 20);</text:span></text:p>
      <text:p text:style-name="P4"><text:span text:style-name="T21"><text:tab/></text:span><text:span text:style-name="T9">}</text:span></text:p>
      <text:p text:style-name="Web_5f_Aufgabe"/>
      <text:p text:style-name="Text_20_body"/>
      <text:p text:style-name="comment"><text:s text:c="6"/>// WENN</text:p>
      <text:p text:style-name="code">if ( lebensenergie == 0)</text:p>
      <text:p text:style-name="code"><text:tab/>{</text:p>
      <text:p text:style-name="comment"><text:tab/> <text:s text:c="7"/>// DANN TU WAS</text:p>
      <text:p text:style-name="code"><text:tab/>}</text:p>
      <text:p text:style-name="Web_5f_Aufgabe"/>
      <text:p text:style-name="Text_20_body">Was sollen wir tun? Wir wollen die Nachricht haben „GameOver“</text:p>
      <text:p text:style-name="Text_20_body">Das geht so:</text:p>
      <text:p text:style-name="Text_20_body"/>
      <text:p text:style-name="code">alert(<text:span text:style-name="T20">"</text:span><text:span text:style-name="T16">GAME OVER</text:span><text:span text:style-name="T20">");</text:span></text:p>
      <text:p text:style-name="Web_5f_Aufgabe"/>
      <text:p text:style-name="Text_20_body">Oder besser noch:</text:p>
      <text:p text:style-name="P16"><text:line-break/>var entscheidung = confirm("GAME OVER! Neues Spiel?");<text:line-break/>if (entscheidung == true) </text:p>
      <text:p text:style-name="P16"><text:soft-page-break/><text:tab/>{<text:line-break/><text:tab/>lebensenergie = 100;<text:line-break/><text:tab/>} </text:p>
      <text:h text:style-name="Heading_20_3" text:outline-level="3"/>
      <text:p text:style-name="Text_20_body">Das ist ziemlich kompliziert. Deshalb bauen wir eine neue Funktion namens GameOver</text:p>
      <text:p text:style-name="Text_20_body"/>
      <text:p text:style-name="Web_5f_Aufgabe">============================= PAUSE =================================</text:p>
      <text:p text:style-name="Text_20_body"/>
      <text:h text:style-name="Heading_20_1" text:outline-level="1">3) Interaktion </text:h>
      <text:p text:style-name="Text_20_body"/>
      <text:p text:style-name="Text_20_body">Bescheuertes Spiel</text:p>
      <text:p text:style-name="Text_20_body">Lebensenergie fällt mit der Zeit ab</text:p>
      <text:p text:style-name="Text_20_body">Und wir können keine Lebensenergie gewinnen</text:p>
      <text:p text:style-name="Text_20_body"/>
      <text:p text:style-name="Text_20_body">Wir haben eine Interaktion in der Konsole, aber wir haben keinen Button den wir anklicken können</text:p>
      <text:p text:style-name="Text_20_body">Das machen wir jetzt</text:p>
      <text:p text:style-name="Text_20_body"/>
      <text:p text:style-name="P2"><text:span text:style-name="T9"><text:tab/></text:span><text:span text:style-name="T1">#start</text:span></text:p>
      <text:p text:style-name="P8"><text:tab/><text:span text:style-name="T22">{</text:span></text:p>
      <text:p text:style-name="P5"><text:span text:style-name="T9"><text:tab/></text:span><text:span text:style-name="T4">position</text:span><text:span text:style-name="T10">:</text:span><text:span text:style-name="T9"> </text:span><text:span text:style-name="T4">absolute</text:span><text:span text:style-name="T10">;</text:span><text:span text:style-name="T9"><text:tab/></text:span></text:p>
      <text:p text:style-name="P5"><text:span text:style-name="T9"><text:tab/></text:span><text:span text:style-name="T4">width</text:span><text:span text:style-name="T10">:</text:span><text:span text:style-name="T9"> </text:span><text:span text:style-name="T1">120px</text:span><text:span text:style-name="T10">;</text:span></text:p>
      <text:p text:style-name="P5"><text:span text:style-name="T9"><text:tab/></text:span><text:span text:style-name="T4">height</text:span><text:span text:style-name="T10">:</text:span><text:span text:style-name="T9"> </text:span><text:span text:style-name="T1">120px</text:span><text:span text:style-name="T10">;</text:span></text:p>
      <text:p text:style-name="P5"><text:span text:style-name="T9"><text:tab/></text:span><text:span text:style-name="T4">left</text:span><text:span text:style-name="T10">:</text:span><text:span text:style-name="T9"> </text:span><text:span text:style-name="T1">2%</text:span><text:span text:style-name="T10">;</text:span></text:p>
      <text:p text:style-name="P5"><text:span text:style-name="T9"><text:tab/></text:span><text:span text:style-name="T4">top</text:span><text:span text:style-name="T10">:</text:span><text:span text:style-name="T9"> </text:span><text:span text:style-name="T1">84%</text:span><text:span text:style-name="T10">;</text:span></text:p>
      <text:p text:style-name="P5"/>
      <text:p text:style-name="P5"><text:span text:style-name="T9"><text:tab/></text:span><text:span text:style-name="T4">background-image</text:span><text:span text:style-name="T10">:</text:span><text:span text:style-name="T9"> </text:span><text:span text:style-name="T1">url(</text:span><text:span text:style-name="T9">start</text:span><text:span text:style-name="T1">.jpg)</text:span><text:span text:style-name="T10">;</text:span></text:p>
      <text:p text:style-name="P5"><text:span text:style-name="T9"><text:tab/></text:span><text:span text:style-name="T4">background-size</text:span><text:span text:style-name="T10">:</text:span><text:span text:style-name="T9"> </text:span><text:span text:style-name="T1">120px</text:span><text:span text:style-name="T9"> </text:span><text:span text:style-name="T1">120px</text:span><text:span text:style-name="T10">;</text:span></text:p>
      <text:p text:style-name="P15"><text:span text:style-name="T12"><text:tab/></text:span><text:span text:style-name="T11">}</text:span></text:p>
      <text:p text:style-name="Text_20_body"/>
      <text:p text:style-name="P2"><text:span text:style-name="T9"><text:tab/></text:span><text:span text:style-name="T1">#start</text:span><text:span text:style-name="T10">:</text:span><text:span text:style-name="T9">hover</text:span></text:p>
      <text:p text:style-name="P8"><text:tab/><text:span text:style-name="T22">{</text:span></text:p>
      <text:p text:style-name="P5"><text:span text:style-name="T9"><text:tab/></text:span><text:span text:style-name="T4">opacity</text:span><text:span text:style-name="T10">:</text:span><text:span text:style-name="T9"> </text:span><text:span text:style-name="T1">1</text:span><text:span text:style-name="T10">;</text:span><text:span text:style-name="T9"><text:tab/></text:span></text:p>
      <text:p text:style-name="P15"><text:span text:style-name="T12"><text:tab/></text:span><text:span text:style-name="T11">}</text:span></text:p>
      <text:p text:style-name="Text_20_body"/>
      <text:p text:style-name="Web_5f_Aufgabe">Aufgabe: Experimentieren mit dem Stylesheet</text:p>
      <text:p text:style-name="Text_20_body"/>
      <text:p text:style-name="Text_20_body">Der Button ist tot. Wie machen wir ihn interaktiv?</text:p>
      <text:p text:style-name="Text_20_body"/>
      <text:p text:style-name="P1"><text:span text:style-name="T9">$(</text:span><text:span text:style-name="T19">"#start"</text:span><text:span text:style-name="T9">).click(</text:span><text:span text:style-name="T13">function</text:span><text:span text:style-name="T10">()</text:span><text:span text:style-name="T9">{</text:span></text:p>
      <text:p text:style-name="P7"/>
      <text:p text:style-name="P14"><text:span text:style-name="T12">})</text:span><text:span text:style-name="T16">;</text:span></text:p>
      <text:p text:style-name="Text_20_body"/>
      <text:p text:style-name="P25">Aufgabe: Experimentieren mit dem Tempo</text:p>
      <text:p text:style-name="P25"><text:soft-page-break/></text:p>
      <text:p text:style-name="P25"/>
      <text:p text:style-name="Text_20_body">Jetzt rufen wir die Schleife auf</text:p>
      <text:p text:style-name="Text_20_body"/>
      <text:p text:style-name="P1"><text:span text:style-name="T9">$(</text:span><text:span text:style-name="T19">"#start"</text:span><text:span text:style-name="T9">).click(</text:span><text:span text:style-name="T13">function</text:span><text:span text:style-name="T10">()</text:span><text:span text:style-name="T9">{</text:span></text:p>
      <text:p text:style-name="P4"><text:span text:style-name="T9"><text:tab/>schleife()</text:span><text:span text:style-name="T15">;</text:span></text:p>
      <text:p text:style-name="P14"><text:span text:style-name="T12">})</text:span><text:span text:style-name="T16">;</text:span></text:p>
      <text:p text:style-name="Text_20_body"/>
      <text:p text:style-name="Text_20_body"/>
      <text:h text:style-name="Heading_20_1" text:outline-level="1">Zielscheibe <text:span text:style-name="T8">index03.html</text:span></text:h>
      <text:p text:style-name="P34"/>
      <text:p text:style-name="Text_20_body">Langfristiges Ziel: Die4 Zielscheibe soll sich bewegen, sie taucht an verschiedenen Stellen des Bildschirms auf, mal größer, mal kleiner, wir müssen sie treffen</text:p>
      <text:p text:style-name="P34"/>
      <text:p text:style-name="P34">Aufgabe: Zielscheibe wird interaktiv</text:p>
      <text:p text:style-name="P30"/>
      <text:p text:style-name="P26"/>
      <text:p text:style-name="P26"/>
      <text:p text:style-name="P1"><text:span text:style-name="T9">$(</text:span><text:span text:style-name="T19">"#target"</text:span><text:span text:style-name="T9">).click(</text:span><text:span text:style-name="T13">function</text:span><text:span text:style-name="T10">()</text:span><text:span text:style-name="T9">{</text:span></text:p>
      <text:p text:style-name="P4"><text:span text:style-name="T9"><text:s text:c="3"/>alert(</text:span><text:span text:style-name="T19">"getroffen"</text:span><text:span text:style-name="T9">)</text:span><text:span text:style-name="T15">;</text:span></text:p>
      <text:p text:style-name="P14"><text:span text:style-name="T12">})</text:span><text:span text:style-name="T16">;</text:span></text:p>
      <text:p text:style-name="Text_20_body"/>
      <text:p text:style-name="Text_20_body"/>
      <text:p text:style-name="Web_5f_Aufgabe">Aufgabe: Erfahrungswert erzeugen und hochsetzen, wenn die Zielscheibe getroffen worden ist</text:p>
      <text:p text:style-name="Text_20_body"/>
      <text:h text:style-name="Heading_20_1" text:outline-level="1">Beweglichkeit der Zielscheibe programmieren <text:span text:style-name="T8">index04.html</text:span></text:h>
      <text:p text:style-name="Text_20_body"/>
      <text:p text:style-name="P1"><text:span text:style-name="T13">function </text:span><text:span text:style-name="T4">zufallsposition</text:span><text:span text:style-name="T10">()</text:span></text:p>
      <text:p text:style-name="P7"><text:span text:style-name="T22"><text:tab/></text:span>{</text:p>
      <text:p text:style-name="P4"><text:span text:style-name="T9"><text:tab/></text:span><text:span text:style-name="T13">var </text:span><text:span text:style-name="T9">x </text:span><text:span text:style-name="T15">= </text:span><text:span text:style-name="T9">Math.random() </text:span><text:span text:style-name="T15">* </text:span><text:span text:style-name="T17">100 </text:span><text:span text:style-name="T15">+ </text:span><text:span text:style-name="T19">"%"</text:span><text:span text:style-name="T15">;</text:span></text:p>
      <text:p text:style-name="P4"><text:span text:style-name="T15"><text:tab/></text:span><text:span text:style-name="T13">var </text:span><text:span text:style-name="T9">y </text:span><text:span text:style-name="T15">= </text:span><text:span text:style-name="T9">Math.random() </text:span><text:span text:style-name="T15">* </text:span><text:span text:style-name="T17">100 </text:span><text:span text:style-name="T15">+ </text:span><text:span text:style-name="T19">"%"</text:span><text:span text:style-name="T15">;</text:span></text:p>
      <text:p text:style-name="P11"><text:tab/></text:p>
      <text:p text:style-name="P4"><text:span text:style-name="T15"><text:tab/></text:span><text:span text:style-name="T9">$(</text:span><text:span text:style-name="T19">"#target"</text:span><text:span text:style-name="T9">).css({</text:span></text:p>
      <text:p text:style-name="P7"><text:tab/><text:tab/><text:tab/>left: x,</text:p>
      <text:p text:style-name="P7"><text:tab/><text:tab/><text:tab/>top: <text:s/>y,<text:tab/><text:tab/></text:p>
      <text:p text:style-name="P7"><text:tab/><text:tab/><text:tab/>})<text:tab/><text:tab/><text:tab/></text:p>
      <text:p text:style-name="P7"><text:tab/>}</text:p>
      <text:p text:style-name="Text_20_body"/>
      <text:p text:style-name="Web_5f_Aufgabe">Aufgabe: eine Zufallszahl zwischen 0 und 25 ermitteln</text:p>
      <text:h text:style-name="Heading_20_3" text:outline-level="3"><text:soft-page-break/></text:h>
      <text:h text:style-name="Heading_20_3" text:outline-level="3">Levelwechsel <text:s/><text:span text:style-name="T8">index05.html</text:span></text:h>
      <text:p text:style-name="P31"/>
      <text:p text:style-name="Text_20_body"/>
      <text:p text:style-name="Text_20_body"/>
      <text:p text:style-name="Web_5f_Aufgabe"/>
      <text:p text:style-name="Web_5f_Aufgabe">Aufgabe: Wir wollen in unserer Schleife einen Levelwechsel machen, wenn der Nutzer 3 Erfahrungspunkte zusammenhat. Wie geht das?</text:p>
      <text:p text:style-name="P23"/>
      <text:p text:style-name="P7"><text:tab/></text:p>
      <text:p text:style-name="P4"><text:span text:style-name="T9"><text:tab/></text:span><text:span text:style-name="T13">if </text:span><text:span text:style-name="T9">(erfahrung </text:span><text:span text:style-name="T15">== </text:span><text:span text:style-name="T17">3</text:span><text:span text:style-name="T9">)</text:span></text:p>
      <text:p text:style-name="P7"><text:tab/><text:tab/>{</text:p>
      <text:p text:style-name="P4"><text:span text:style-name="T9"><text:tab/><text:tab/>levelwechsel()</text:span><text:span text:style-name="T15">;<text:tab/></text:span></text:p>
      <text:p text:style-name="P14"><text:span text:style-name="T16"><text:tab/><text:tab/></text:span><text:span text:style-name="T12">}</text:span></text:p>
      <text:h text:style-name="Heading_20_1" text:outline-level="1"/>
      <text:p text:style-name="code"/>
      <text:p text:style-name="Text_20_body">Die Funktion sieht dann folgendermaßen aus</text:p>
      <text:p text:style-name="Text_20_body"/>
      <text:p text:style-name="P6"><text:span text:style-name="T13">function </text:span><text:span text:style-name="T4">levelwechsel</text:span><text:span text:style-name="T10">()</text:span></text:p>
      <text:p text:style-name="P9"><text:span text:style-name="T22"><text:tab/></text:span>{</text:p>
      <text:p text:style-name="P6"><text:span text:style-name="T9"><text:tab/>level </text:span><text:span text:style-name="T15">+= </text:span><text:span text:style-name="T17">1</text:span><text:span text:style-name="T15">;</text:span></text:p>
      <text:p text:style-name="P12"><text:tab/></text:p>
      <text:p text:style-name="P6"><text:span text:style-name="T15"><text:tab/></text:span><text:span text:style-name="T13">var </text:span><text:span text:style-name="T9">entscheidung </text:span><text:span text:style-name="T15">= </text:span><text:span text:style-name="T9">confirm(</text:span><text:span text:style-name="T19">"GLÜCKWUNSCH - Du hast Level "</text:span> <text:span text:style-name="T15">+ </text:span><text:span text:style-name="T9">level </text:span><text:span text:style-name="T15">+ </text:span><text:span text:style-name="T19">" erreicht. <text:tab/>Weitermachen?"</text:span><text:span text:style-name="T9">)</text:span><text:span text:style-name="T15">;</text:span></text:p>
      <text:p text:style-name="P12"><text:tab/></text:p>
      <text:p text:style-name="P6"><text:span text:style-name="T15"><text:tab/></text:span><text:span text:style-name="T13">if </text:span><text:span text:style-name="T9">(entscheidung </text:span><text:span text:style-name="T15">== </text:span><text:span text:style-name="T23">true</text:span><text:span text:style-name="T9">) </text:span></text:p>
      <text:p text:style-name="P9"><text:tab/><text:tab/>{</text:p>
      <text:p text:style-name="P6"><text:span text:style-name="T9"><text:tab/><text:tab/>lebensenergie </text:span><text:span text:style-name="T15">= </text:span><text:span text:style-name="T17">100</text:span><text:span text:style-name="T15">;</text:span></text:p>
      <text:p text:style-name="P6"><text:span text:style-name="T15"><text:tab/><text:tab/></text:span><text:span text:style-name="T9">erfahrung <text:s text:c="4"/></text:span><text:span text:style-name="T15">= </text:span><text:span text:style-name="T17">0</text:span><text:span text:style-name="T15">;</text:span></text:p>
      <text:p text:style-name="P12"><text:tab/><text:tab/></text:p>
      <text:p text:style-name="P12"><text:tab/><text:tab/></text:p>
      <text:p text:style-name="P6"><text:span text:style-name="T15"><text:tab/><text:tab/></text:span><text:span text:style-name="T13">var </text:span><text:span text:style-name="T9">a </text:span><text:span text:style-name="T15">= </text:span><text:span text:style-name="T9">document.getElementById(</text:span><text:span text:style-name="T19">"energie"</text:span><text:span text:style-name="T9">)</text:span><text:span text:style-name="T15">;</text:span></text:p>
      <text:p text:style-name="P6"><text:span text:style-name="T15"><text:tab/><text:tab/></text:span><text:span text:style-name="T9">a.innerHTML </text:span><text:span text:style-name="T15">= </text:span><text:span text:style-name="T9">lebensenergie</text:span><text:span text:style-name="T15">;</text:span></text:p>
      <text:p text:style-name="P12"><text:tab/><text:tab/></text:p>
      <text:p text:style-name="P6"><text:span text:style-name="T15"><text:tab/><text:tab/></text:span><text:span text:style-name="T13">var </text:span><text:span text:style-name="T9">b </text:span><text:span text:style-name="T15">= </text:span><text:span text:style-name="T9">document.getElementById(</text:span><text:span text:style-name="T19">"erfahrung"</text:span><text:span text:style-name="T9">)</text:span><text:span text:style-name="T15">;</text:span></text:p>
      <text:p text:style-name="P6"><text:span text:style-name="T15"><text:tab/><text:tab/></text:span><text:span text:style-name="T9">b.innerHTML </text:span><text:span text:style-name="T15">= </text:span><text:span text:style-name="T9">erfahrung</text:span><text:span text:style-name="T15">;<text:tab/><text:tab/></text:span></text:p>
      <text:p text:style-name="P6"/>
      <text:p text:style-name="P6"><text:span text:style-name="T15"><text:tab/><text:tab/></text:span><text:span text:style-name="T13">var </text:span><text:span text:style-name="T9">c </text:span><text:span text:style-name="T15">= </text:span><text:span text:style-name="T9">document.getElementById(</text:span><text:span text:style-name="T19">"level"</text:span><text:span text:style-name="T9">)</text:span><text:span text:style-name="T15">;</text:span></text:p>
      <text:p text:style-name="P6"><text:span text:style-name="T15"><text:tab/><text:tab/></text:span><text:span text:style-name="T9">c.innerHTML </text:span><text:span text:style-name="T15">= </text:span><text:span text:style-name="T19">"LEVEL "</text:span> <text:span text:style-name="T15">+ </text:span><text:span text:style-name="T9">level</text:span><text:span text:style-name="T15">;<text:tab/></text:span></text:p>
      <text:p text:style-name="P6"/>
      <text:p text:style-name="P12"><text:tab/><text:tab/></text:p>
      <text:p text:style-name="P6"><text:span text:style-name="T15"><text:tab/><text:tab/></text:span><text:span text:style-name="T9">} <text:tab/></text:span></text:p>
      <text:p text:style-name="P9"><text:tab/>}</text:p>
      <text:h text:style-name="Heading_20_1" text:outline-level="1"/>
      <text:p text:style-name="Web_5f_Aufgabe"/>
      <text:p text:style-name="Web_5f_Aufgabe"/>
      <text:h text:style-name="Heading_20_3" text:outline-level="3">Bewegung <text:s/><text:span text:style-name="T8">index06.html</text:span></text:h>
      <text:p text:style-name="P31"/>
      <text:p text:style-name="P1"><text:span text:style-name="T9"><text:tab/></text:span><text:span text:style-name="T13">var </text:span><text:span text:style-name="T9">x </text:span><text:span text:style-name="T15">= </text:span><text:span text:style-name="T9">Math.random() </text:span><text:span text:style-name="T15">* </text:span><text:span text:style-name="T17">100 </text:span><text:span text:style-name="T15">+ </text:span><text:span text:style-name="T19">"%"</text:span><text:span text:style-name="T15">;</text:span></text:p>
      <text:p text:style-name="P4"><text:soft-page-break/><text:span text:style-name="T15"><text:tab/></text:span><text:span text:style-name="T13">var </text:span><text:span text:style-name="T9">y </text:span><text:span text:style-name="T15">= </text:span><text:span text:style-name="T9">Math.random() </text:span><text:span text:style-name="T15">* </text:span><text:span text:style-name="T17">80 </text:span><text:span text:style-name="T15">+ </text:span><text:span text:style-name="T19">"%"</text:span><text:span text:style-name="T15">;</text:span></text:p>
      <text:p text:style-name="P11"><text:tab/></text:p>
      <text:p text:style-name="P14"><text:span text:style-name="T16"><text:tab/></text:span><text:span text:style-name="T14">var </text:span><text:span text:style-name="T12">tx </text:span><text:span text:style-name="T16">= </text:span><text:span text:style-name="T12">Math.random() </text:span><text:span text:style-name="T16">* </text:span><text:span text:style-name="T18">100 </text:span><text:span text:style-name="T16">+ </text:span><text:span text:style-name="T20">"%"</text:span><text:span text:style-name="T16">;</text:span></text:p>
      <text:p text:style-name="P29"/>
      <text:p text:style-name="P1"><text:span text:style-name="T9"><text:tab/></text:span><text:span text:style-name="T13">var </text:span><text:span text:style-name="T9">el </text:span><text:span text:style-name="T15">= </text:span><text:span text:style-name="T9">document.getElementById(</text:span><text:span text:style-name="T19">"target"</text:span><text:span text:style-name="T9">)</text:span><text:span text:style-name="T15">;</text:span></text:p>
      <text:p text:style-name="P4"><text:span text:style-name="T15"><text:tab/></text:span><text:span text:style-name="T9">TweenMax.to(el, </text:span><text:span text:style-name="T17">0</text:span><text:span text:style-name="T9">, <text:s/>{scale: </text:span><text:span text:style-name="T17">1</text:span><text:span text:style-name="T9">, opacity: </text:span><text:span text:style-name="T17">1</text:span><text:span text:style-name="T9">})</text:span><text:span text:style-name="T15">;<text:tab/></text:span></text:p>
      <text:p text:style-name="P14"><text:span text:style-name="T16"><text:tab/></text:span><text:span text:style-name="T12">TweenMax.to(el, </text:span><text:span text:style-name="T18">1</text:span><text:span text:style-name="T12">, <text:s/>{scale: </text:span><text:span text:style-name="T18">3</text:span><text:span text:style-name="T12">, left: tx, <text:s/>opacity: </text:span><text:span text:style-name="T18">0</text:span><text:span text:style-name="T12">} )</text:span><text:span text:style-name="T16">;</text:span></text:p>
      <text:p text:style-name="P31"/>
      <text:h text:style-name="Heading_20_3" text:outline-level="3"><text:span text:style-name="T9">Animated gifs</text:span><text:span text:style-name="T8"> <text:s/>index07.html</text:span></text:h>
      <text:p text:style-name="P31"/>
      <text:p text:style-name="P31"/>
      <text:p text:style-name="P31"/>
      <text:h text:style-name="Heading_20_3" text:outline-level="3"><text:span text:style-name="T9">Animated gifs</text:span><text:span text:style-name="T8"> <text:s/>index08.html</text:span></text:h>
      <text:p text:style-name="P31"/>
      <text:p text:style-name="P20">Superschnelle Beweg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ebAktion" style:family="paragraph" style:parent-style-name="Text_20_body" style:class="text">
      <style:text-properties fo:color="#800000" style:font-name="Calibri" fo:font-size="14pt" style:font-size-asian="10.5pt"/>
    </style:style>
    <style:style style:name="Web_5f_Aufgabe" style:display-name="Web_Aufgabe" style:family="paragraph" style:parent-style-name="WebAktion" style:class="text">
      <style:text-properties fo:color="#ff0000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code" style:family="paragraph" style:parent-style-name="WebAktion" style:class="text">
      <style:paragraph-properties fo:margin="100%" fo:margin-left="0.3in" fo:margin-right="0in" fo:margin-top="0in" fo:margin-bottom="0in" fo:text-indent="0in" style:auto-text-indent="false"/>
      <style:text-properties fo:color="#0000ff" fo:font-size="12pt" style:font-size-asian="10.5pt"/>
    </style:style>
    <style:style style:name="comment" style:family="paragraph" style:parent-style-name="code" style:class="text">
      <style:paragraph-properties fo:margin="100%" fo:margin-left="0in" fo:margin-right="0in" fo:margin-top="0in" fo:margin-bottom="0in" fo:text-indent="0in" style:auto-text-indent="false"/>
      <style:text-properties fo:color="#7da647" style:font-size-asian="10.5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Bajer</meta:initial-creator>
    <meta:creation-date>2014-10-05T10:22:55</meta:creation-date>
    <dc:date>2014-10-08T13:33:51</dc:date>
    <dc:creator>Marcin Bajer</dc:creator>
    <meta:editing-duration>PT9H10M27S</meta:editing-duration>
    <meta:editing-cycles>35</meta:editing-cycles>
    <meta:generator>LibreOffice/3.5$Linux_x86 LibreOffice_project/350m1$Build-2</meta:generator>
    <meta:document-statistic meta:table-count="0" meta:image-count="0" meta:object-count="0" meta:page-count="9" meta:paragraph-count="214" meta:word-count="742" meta:character-count="5513" meta:non-whitespace-character-count="4736"/>
  </office:meta>
</office:document-meta>
</file>